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493cm" svg:x="-0.001cm" svg:y="-0.248cm" presentation:class="title" presentation:user-transformed="true">
          <draw:text-box>
            <text:p text:style-name="P1"><text:span text:style-name="T1">Oddajmy cześć (...)</text:span><text:span text:style-name="T1"><text:line-break/></text:span><text:span text:style-name="T1">wiecznemu Panu chwał (...)</text:span><text:span text:style-name="T1"><text:line-break/></text:span><text:span text:style-name="T1">Pokłońmy się (...)</text:span><text:span text:style-name="T1"><text:line-break/></text:span><text:span text:style-name="T1">Temu, który (...)</text:span><text:span text:style-name="T1"><text:line-break/></text:span><text:span text:style-name="T1">rozpostarł niebiosa (...)</text:span><text:span text:style-name="T1"><text:line-break/></text:span><text:span text:style-name="T1">I utwierdził ziemi krąg (...)</text:span><text:span text:style-name="T1"><text:line-break/></text:span><text:span text:style-name="T1">Jego chwała (...)</text:span><text:span text:style-name="T1"><text:line-break/></text:span><text:span text:style-name="T1">wznosi się ponad szczyty gór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Jego łaska (...)</text:span><text:span text:style-name="T2"><text:line-break/></text:span><text:span text:style-name="T2">nad nami jest,</text:span><text:span text:style-name="T2"><text:line-break/></text:span><text:span text:style-name="T2">a niebo Jego tron</text:span><text:span text:style-name="T2"><text:line-break/></text:span><text:span text:style-name="T2"><text:line-break/></text:span><text:span text:style-name="T2">Bóg to nasz Pan</text:span><text:span text:style-name="T2"><text:line-break/></text:span><text:span text:style-name="T2">i tylko On</text:span><text:span text:style-name="T2"><text:line-break/></text:span><text:span text:style-name="T2">Bóg to nasz Pan</text:span><text:span text:style-name="T2"><text:line-break/></text:span><text:span text:style-name="T2">i tylk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1-28T18:28:28</meta:creation-date>
    <dc:date>2014-03-09T21:47:11.465000000</dc:date>
    <dc:language>pl-PL</dc:language>
    <meta:editing-cycles>11</meta:editing-cycles>
    <meta:editing-duration>PT13M3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